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FreeSans1"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2" style:family="table">
      <style:table-properties style:width="6.925in" table:align="margins"/>
    </style:style>
    <style:style style:name="Table2.A" style:family="table-column">
      <style:table-column-properties style:column-width="3.4625in" style:rel-column-width="32767*"/>
    </style:style>
    <style:style style:name="Table2.B" style:family="table-column">
      <style:table-column-properties style:column-width="3.4625in" style:rel-column-width="32768*"/>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P1" style:family="paragraph" style:parent-style-name="Standard">
      <style:text-properties style:font-name="Arial" fo:font-size="10pt" fo:font-weight="bold" officeooo:paragraph-rsid="0058f400" style:font-size-asian="10pt" style:font-weight-asian="bold" style:font-size-complex="10pt" style:font-weight-complex="bold"/>
    </style:style>
    <style:style style:name="P2" style:family="paragraph" style:parent-style-name="Standard">
      <style:text-properties officeooo:rsid="000cc1ce" officeooo:paragraph-rsid="000cc1ce"/>
    </style:style>
    <style:style style:name="P3" style:family="paragraph" style:parent-style-name="Standard">
      <style:text-properties officeooo:rsid="00295e73" officeooo:paragraph-rsid="00295e73"/>
    </style:style>
    <style:style style:name="P4" style:family="paragraph" style:parent-style-name="Standard">
      <style:text-properties officeooo:rsid="003f8169" officeooo:paragraph-rsid="004cd663"/>
    </style:style>
    <style:style style:name="P5" style:family="paragraph" style:parent-style-name="Standard">
      <style:text-properties officeooo:rsid="003f8169" officeooo:paragraph-rsid="0065118f"/>
    </style:style>
    <style:style style:name="P6" style:family="paragraph" style:parent-style-name="Standard">
      <style:text-properties officeooo:paragraph-rsid="00447139"/>
    </style:style>
    <style:style style:name="P7" style:family="paragraph" style:parent-style-name="Standard">
      <style:text-properties officeooo:rsid="00411f82" officeooo:paragraph-rsid="0065118f"/>
    </style:style>
    <style:style style:name="P8" style:family="paragraph" style:parent-style-name="Text_20_body">
      <style:text-properties officeooo:paragraph-rsid="001ce79c"/>
    </style:style>
    <style:style style:name="P9" style:family="paragraph" style:parent-style-name="Text_20_body">
      <style:text-properties officeooo:rsid="001ce79c" officeooo:paragraph-rsid="0093c47a"/>
    </style:style>
    <style:style style:name="P10" style:family="paragraph" style:parent-style-name="Text_20_body">
      <style:text-properties officeooo:rsid="001ce79c" officeooo:paragraph-rsid="009bb270"/>
    </style:style>
    <style:style style:name="P11" style:family="paragraph" style:parent-style-name="Text_20_body">
      <style:text-properties officeooo:rsid="001ef478" officeooo:paragraph-rsid="001ef478"/>
    </style:style>
    <style:style style:name="P12" style:family="paragraph" style:parent-style-name="Text_20_body">
      <style:text-properties officeooo:rsid="001fba81" officeooo:paragraph-rsid="001fba81"/>
    </style:style>
    <style:style style:name="P13" style:family="paragraph" style:parent-style-name="Text_20_body">
      <style:text-properties officeooo:paragraph-rsid="001fba81"/>
    </style:style>
    <style:style style:name="P14" style:family="paragraph" style:parent-style-name="Text_20_body">
      <style:text-properties officeooo:rsid="000ecfad" officeooo:paragraph-rsid="0012cc7b"/>
    </style:style>
    <style:style style:name="P15" style:family="paragraph" style:parent-style-name="Text_20_body">
      <style:text-properties style:font-name="Courier New" fo:font-weight="bold" officeooo:rsid="000ecfad" officeooo:paragraph-rsid="000ecfad" style:font-weight-asian="bold" style:font-weight-complex="bold"/>
    </style:style>
    <style:style style:name="P16" style:family="paragraph" style:parent-style-name="Text_20_body">
      <style:text-properties officeooo:paragraph-rsid="00295e73"/>
    </style:style>
    <style:style style:name="P17" style:family="paragraph" style:parent-style-name="Text_20_body">
      <style:text-properties officeooo:rsid="003271d6" officeooo:paragraph-rsid="00327a80"/>
    </style:style>
    <style:style style:name="P18" style:family="paragraph" style:parent-style-name="Text_20_body">
      <style:text-properties officeooo:paragraph-rsid="00327a80"/>
    </style:style>
    <style:style style:name="P19" style:family="paragraph" style:parent-style-name="Text_20_body">
      <style:text-properties fo:font-weight="bold" officeooo:rsid="00327a80" officeooo:paragraph-rsid="003271d6" style:font-weight-asian="bold" style:font-weight-complex="bold"/>
    </style:style>
    <style:style style:name="P20" style:family="paragraph" style:parent-style-name="Text_20_body">
      <style:text-properties officeooo:paragraph-rsid="0035b109"/>
    </style:style>
    <style:style style:name="P21" style:family="paragraph" style:parent-style-name="Text_20_body">
      <style:text-properties officeooo:rsid="003c460c" officeooo:paragraph-rsid="003c460c"/>
    </style:style>
    <style:style style:name="P22" style:family="paragraph" style:parent-style-name="Text_20_body">
      <style:text-properties officeooo:rsid="00327a80" officeooo:paragraph-rsid="00327a80"/>
    </style:style>
    <style:style style:name="P23" style:family="paragraph" style:parent-style-name="Text_20_body">
      <style:text-properties officeooo:rsid="00327a80" officeooo:paragraph-rsid="003422e2"/>
    </style:style>
    <style:style style:name="P24" style:family="paragraph" style:parent-style-name="Text_20_body">
      <style:text-properties officeooo:paragraph-rsid="00541c1c"/>
    </style:style>
    <style:style style:name="P25" style:family="paragraph" style:parent-style-name="Text_20_body">
      <style:text-properties officeooo:paragraph-rsid="0054315d"/>
    </style:style>
    <style:style style:name="P26" style:family="paragraph" style:parent-style-name="Text_20_body">
      <style:text-properties officeooo:rsid="003422e2" officeooo:paragraph-rsid="003422e2"/>
    </style:style>
    <style:style style:name="P27" style:family="paragraph" style:parent-style-name="Text_20_body">
      <style:text-properties officeooo:paragraph-rsid="006244da"/>
    </style:style>
    <style:style style:name="P28" style:family="paragraph" style:parent-style-name="Text_20_body">
      <style:text-properties officeooo:paragraph-rsid="006362f7"/>
    </style:style>
    <style:style style:name="P29" style:family="paragraph" style:parent-style-name="Text_20_body">
      <style:text-properties officeooo:rsid="0066588d" officeooo:paragraph-rsid="0066588d"/>
    </style:style>
    <style:style style:name="P30" style:family="paragraph" style:parent-style-name="Text_20_body">
      <style:text-properties officeooo:rsid="001bab8c" officeooo:paragraph-rsid="001bab8c"/>
    </style:style>
    <style:style style:name="P31" style:family="paragraph" style:parent-style-name="Text_20_body">
      <style:text-properties officeooo:rsid="0067c8eb" officeooo:paragraph-rsid="0067c8eb"/>
    </style:style>
    <style:style style:name="P32" style:family="paragraph" style:parent-style-name="Text_20_body">
      <style:text-properties officeooo:rsid="0068858d" officeooo:paragraph-rsid="0068858d"/>
    </style:style>
    <style:style style:name="P33" style:family="paragraph" style:parent-style-name="Text_20_body">
      <style:text-properties officeooo:rsid="0068858d" officeooo:paragraph-rsid="0076dc67"/>
    </style:style>
    <style:style style:name="P34" style:family="paragraph" style:parent-style-name="Text_20_body">
      <style:text-properties officeooo:rsid="0069721b" officeooo:paragraph-rsid="0069721b"/>
    </style:style>
    <style:style style:name="P35" style:family="paragraph" style:parent-style-name="Text_20_body">
      <style:text-properties officeooo:rsid="006b2598" officeooo:paragraph-rsid="006b2598"/>
    </style:style>
    <style:style style:name="P36" style:family="paragraph" style:parent-style-name="Text_20_body">
      <style:text-properties officeooo:rsid="006b96a5" officeooo:paragraph-rsid="006b96a5"/>
    </style:style>
    <style:style style:name="P37" style:family="paragraph" style:parent-style-name="Text_20_body">
      <style:text-properties officeooo:rsid="006d6a06" officeooo:paragraph-rsid="006d6a06"/>
    </style:style>
    <style:style style:name="P38" style:family="paragraph" style:parent-style-name="Text_20_body">
      <style:text-properties officeooo:rsid="0077251b" officeooo:paragraph-rsid="0077251b"/>
    </style:style>
    <style:style style:name="P39" style:family="paragraph" style:parent-style-name="Text_20_body">
      <style:text-properties officeooo:rsid="00776c8f" officeooo:paragraph-rsid="00776c8f"/>
    </style:style>
    <style:style style:name="P40" style:family="paragraph" style:parent-style-name="Text_20_body">
      <style:text-properties officeooo:rsid="00776c8f" officeooo:paragraph-rsid="0093c47a"/>
    </style:style>
    <style:style style:name="P41" style:family="paragraph" style:parent-style-name="Text_20_body">
      <style:text-properties officeooo:rsid="007accf8" officeooo:paragraph-rsid="007c4256"/>
    </style:style>
    <style:style style:name="P42" style:family="paragraph" style:parent-style-name="Text_20_body">
      <style:text-properties officeooo:rsid="007c4256" officeooo:paragraph-rsid="007c4256"/>
    </style:style>
    <style:style style:name="P43" style:family="paragraph" style:parent-style-name="Text_20_body">
      <style:text-properties officeooo:rsid="007e147c" officeooo:paragraph-rsid="007e147c"/>
    </style:style>
    <style:style style:name="P44" style:family="paragraph" style:parent-style-name="Text_20_body">
      <style:text-properties officeooo:rsid="008009bc" officeooo:paragraph-rsid="008009bc"/>
    </style:style>
    <style:style style:name="P45" style:family="paragraph" style:parent-style-name="Text_20_body">
      <style:text-properties officeooo:rsid="0080be60" officeooo:paragraph-rsid="0080be60"/>
    </style:style>
    <style:style style:name="P46" style:family="paragraph" style:parent-style-name="Text_20_body">
      <style:text-properties officeooo:rsid="0080f8ce" officeooo:paragraph-rsid="0080f8ce"/>
    </style:style>
    <style:style style:name="P47" style:family="paragraph" style:parent-style-name="Text_20_body">
      <style:text-properties officeooo:rsid="00828cc2" officeooo:paragraph-rsid="0084796d"/>
    </style:style>
    <style:style style:name="P48" style:family="paragraph" style:parent-style-name="Text_20_body">
      <style:text-properties officeooo:rsid="00828cc2" officeooo:paragraph-rsid="0086e61c"/>
    </style:style>
    <style:style style:name="P49" style:family="paragraph" style:parent-style-name="Text_20_body">
      <style:text-properties officeooo:rsid="0086e61c" officeooo:paragraph-rsid="0086e61c"/>
    </style:style>
    <style:style style:name="P50" style:family="paragraph" style:parent-style-name="Text_20_body">
      <style:text-properties officeooo:rsid="008744a4" officeooo:paragraph-rsid="008744a4"/>
    </style:style>
    <style:style style:name="P51" style:family="paragraph" style:parent-style-name="Text_20_body">
      <style:text-properties officeooo:paragraph-rsid="008744a4"/>
    </style:style>
    <style:style style:name="P52" style:family="paragraph" style:parent-style-name="Text_20_body">
      <style:text-properties officeooo:rsid="008ef840" officeooo:paragraph-rsid="008ef840"/>
    </style:style>
    <style:style style:name="P53" style:family="paragraph" style:parent-style-name="Text_20_body">
      <style:text-properties officeooo:rsid="009093a1" officeooo:paragraph-rsid="009093a1"/>
    </style:style>
    <style:style style:name="P54" style:family="paragraph" style:parent-style-name="Text_20_body">
      <style:text-properties officeooo:rsid="0084796d" officeooo:paragraph-rsid="0084796d"/>
    </style:style>
    <style:style style:name="P55" style:family="paragraph" style:parent-style-name="Text_20_body">
      <style:text-properties officeooo:rsid="009bb270" officeooo:paragraph-rsid="009bb270"/>
    </style:style>
    <style:style style:name="P56" style:family="paragraph" style:parent-style-name="Text_20_body">
      <style:text-properties officeooo:rsid="0020f195" officeooo:paragraph-rsid="0020f195"/>
    </style:style>
    <style:style style:name="P57" style:family="paragraph" style:parent-style-name="Text_20_body">
      <style:text-properties officeooo:paragraph-rsid="0020f195"/>
    </style:style>
    <style:style style:name="P58" style:family="paragraph" style:parent-style-name="Heading_20_3">
      <style:text-properties officeooo:paragraph-rsid="0047508f"/>
    </style:style>
    <style:style style:name="P59" style:family="paragraph" style:parent-style-name="Text_20_body">
      <style:paragraph-properties fo:margin-left="0.4925in" fo:margin-right="0in" fo:text-indent="0in" style:auto-text-indent="false"/>
      <style:text-properties fo:font-size="11pt" fo:font-style="italic" officeooo:paragraph-rsid="003422e2" style:font-size-asian="11pt" style:font-style-asian="italic" style:font-size-complex="11pt" style:font-style-complex="italic"/>
    </style:style>
    <style:style style:name="P60" style:family="paragraph" style:parent-style-name="Text_20_body">
      <style:paragraph-properties fo:margin-left="0.4925in" fo:margin-right="0in" fo:text-indent="0in" style:auto-text-indent="false"/>
      <style:text-properties fo:font-size="11pt" fo:font-style="italic" officeooo:paragraph-rsid="000cc1ce" style:font-size-asian="11pt" style:font-style-asian="italic" style:font-size-complex="11pt" style:font-style-complex="italic"/>
    </style:style>
    <style:style style:name="P61" style:family="paragraph" style:parent-style-name="Text_20_body">
      <style:paragraph-properties fo:margin-left="0.4925in" fo:margin-right="0in" fo:text-indent="0in" style:auto-text-indent="false"/>
      <style:text-properties officeooo:paragraph-rsid="000cc1ce"/>
    </style:style>
    <style:style style:name="P62" style:family="paragraph" style:parent-style-name="Heading_20_2">
      <style:paragraph-properties fo:text-align="center" style:justify-single-word="false"/>
      <style:text-properties officeooo:rsid="000cc1ce" officeooo:paragraph-rsid="0058f400"/>
    </style:style>
    <style:style style:name="P63" style:family="paragraph" style:parent-style-name="Standard" style:list-style-name="L1">
      <style:text-properties officeooo:paragraph-rsid="0045a23f"/>
    </style:style>
    <style:style style:name="P64" style:family="paragraph" style:parent-style-name="Standard" style:list-style-name="L1">
      <style:text-properties officeooo:rsid="0045a23f" officeooo:paragraph-rsid="0045a23f"/>
    </style:style>
    <style:style style:name="P65" style:family="paragraph" style:parent-style-name="Standard" style:list-style-name="L1">
      <style:text-properties officeooo:rsid="00447139" officeooo:paragraph-rsid="00447139"/>
    </style:style>
    <style:style style:name="P66" style:family="paragraph" style:parent-style-name="Standard" style:list-style-name="L5">
      <style:text-properties officeooo:rsid="00411f82" officeooo:paragraph-rsid="004cd663"/>
    </style:style>
    <style:style style:name="P67" style:family="paragraph" style:parent-style-name="Standard" style:list-style-name="L5">
      <style:text-properties officeooo:rsid="003f8169" officeooo:paragraph-rsid="004cd663"/>
    </style:style>
    <style:style style:name="P68" style:family="paragraph" style:parent-style-name="Text_20_body" style:list-style-name="L2">
      <style:text-properties officeooo:rsid="0020d8f5" officeooo:paragraph-rsid="0047508f"/>
    </style:style>
    <style:style style:name="P69" style:family="paragraph" style:parent-style-name="Text_20_body" style:list-style-name="L2">
      <style:text-properties officeooo:rsid="0020d8f5" officeooo:paragraph-rsid="0052a6d6"/>
    </style:style>
    <style:style style:name="P70" style:family="paragraph" style:parent-style-name="Text_20_body" style:list-style-name="L3">
      <style:text-properties officeooo:paragraph-rsid="006244da"/>
    </style:style>
    <style:style style:name="P71" style:family="paragraph" style:parent-style-name="Text_20_body" style:list-style-name="L4">
      <style:text-properties officeooo:rsid="00541c1c" officeooo:paragraph-rsid="00541c1c"/>
    </style:style>
    <style:style style:name="P72" style:family="paragraph" style:parent-style-name="Text_20_body" style:list-style-name="L4">
      <style:text-properties officeooo:rsid="00541c1c" officeooo:paragraph-rsid="00559f3d"/>
    </style:style>
    <style:style style:name="T1" style:family="text">
      <style:text-properties officeooo:rsid="004d9201"/>
    </style:style>
    <style:style style:name="T2" style:family="text">
      <style:text-properties officeooo:rsid="002c5fe1"/>
    </style:style>
    <style:style style:name="T3" style:family="text">
      <style:text-properties officeooo:rsid="00245f66"/>
    </style:style>
    <style:style style:name="T4" style:family="text">
      <style:text-properties officeooo:rsid="000cc1ce"/>
    </style:style>
    <style:style style:name="T5" style:family="text">
      <style:text-properties style:text-line-through-style="none" style:text-line-through-type="none" style:text-underline-style="none" style:text-blinking="false"/>
    </style:style>
    <style:style style:name="T6" style:family="text">
      <style:text-properties fo:font-weight="bold" style:font-weight-asian="bold" style:font-weight-complex="bold"/>
    </style:style>
    <style:style style:name="T7" style:family="text">
      <style:text-properties fo:font-weight="bold" officeooo:rsid="0018b4d3" style:font-weight-asian="bold" style:font-weight-complex="bold"/>
    </style:style>
    <style:style style:name="T8" style:family="text">
      <style:text-properties fo:font-weight="bold" officeooo:rsid="001a4f7a" style:font-weight-asian="bold" style:font-weight-complex="bold"/>
    </style:style>
    <style:style style:name="T9" style:family="text">
      <style:text-properties fo:font-weight="bold" officeooo:rsid="0014b978" style:font-weight-asian="bold" style:font-weight-complex="bold"/>
    </style:style>
    <style:style style:name="T10" style:family="text">
      <style:text-properties fo:font-weight="bold" officeooo:rsid="00295e73" style:font-weight-asian="bold" style:font-weight-complex="bold"/>
    </style:style>
    <style:style style:name="T11" style:family="text">
      <style:text-properties fo:font-weight="bold" officeooo:rsid="003db0fa" style:font-weight-asian="bold" style:font-weight-complex="bold"/>
    </style:style>
    <style:style style:name="T12" style:family="text">
      <style:text-properties fo:font-weight="bold" officeooo:rsid="006433bc" style:font-weight-asian="bold" style:font-weight-complex="bold"/>
    </style:style>
    <style:style style:name="T13" style:family="text">
      <style:text-properties fo:font-weight="bold" officeooo:rsid="006f224c" style:font-weight-asian="bold" style:font-weight-complex="bold"/>
    </style:style>
    <style:style style:name="T14" style:family="text">
      <style:text-properties fo:font-weight="bold" officeooo:rsid="00752b1c" style:font-weight-asian="bold" style:font-weight-complex="bold"/>
    </style:style>
    <style:style style:name="T15" style:family="text">
      <style:text-properties fo:font-weight="bold" officeooo:rsid="0076dc67" style:font-weight-asian="bold" style:font-weight-complex="bold"/>
    </style:style>
    <style:style style:name="T16" style:family="text">
      <style:text-properties fo:font-weight="bold" officeooo:rsid="007c4256" style:font-weight-asian="bold" style:font-weight-complex="bold"/>
    </style:style>
    <style:style style:name="T17" style:family="text">
      <style:text-properties fo:font-weight="bold" officeooo:rsid="0084796d" style:font-weight-asian="bold" style:font-weight-complex="bold"/>
    </style:style>
    <style:style style:name="T18" style:family="text">
      <style:text-properties fo:font-weight="bold" officeooo:rsid="009bb270" style:font-weight-asian="bold" style:font-weight-complex="bold"/>
    </style:style>
    <style:style style:name="T19" style:family="text">
      <style:text-properties officeooo:rsid="000ecfad"/>
    </style:style>
    <style:style style:name="T20" style:family="text">
      <style:text-properties officeooo:rsid="000f83dd"/>
    </style:style>
    <style:style style:name="T21" style:family="text">
      <style:text-properties officeooo:rsid="00127421"/>
    </style:style>
    <style:style style:name="T22" style:family="text">
      <style:text-properties officeooo:rsid="0014b978"/>
    </style:style>
    <style:style style:name="T23" style:family="text">
      <style:text-properties officeooo:rsid="001a4f7a"/>
    </style:style>
    <style:style style:name="T24" style:family="text">
      <style:text-properties officeooo:rsid="001d3c5e"/>
    </style:style>
    <style:style style:name="T25" style:family="text">
      <style:text-properties officeooo:rsid="0020f195"/>
    </style:style>
    <style:style style:name="T26" style:family="text">
      <style:text-properties officeooo:rsid="0023b43c"/>
    </style:style>
    <style:style style:name="T27" style:family="text">
      <style:text-properties officeooo:rsid="00251529"/>
    </style:style>
    <style:style style:name="T28" style:family="text">
      <style:text-properties officeooo:rsid="00260566"/>
    </style:style>
    <style:style style:name="T29" style:family="text">
      <style:text-properties officeooo:rsid="00267218"/>
    </style:style>
    <style:style style:name="T30" style:family="text">
      <style:text-properties officeooo:rsid="0027ae33"/>
    </style:style>
    <style:style style:name="T31" style:family="text">
      <style:text-properties officeooo:rsid="00295e73"/>
    </style:style>
    <style:style style:name="T32" style:family="text">
      <style:text-properties fo:font-weight="normal" style:font-weight-asian="normal" style:font-weight-complex="normal"/>
    </style:style>
    <style:style style:name="T33" style:family="text">
      <style:text-properties fo:font-weight="normal" officeooo:rsid="00295e73" style:font-weight-asian="normal" style:font-weight-complex="normal"/>
    </style:style>
    <style:style style:name="T34" style:family="text">
      <style:text-properties fo:font-weight="normal" officeooo:rsid="00327a80" style:font-weight-asian="normal" style:font-weight-complex="normal"/>
    </style:style>
    <style:style style:name="T35" style:family="text">
      <style:text-properties fo:font-weight="normal" officeooo:rsid="0047f60a" style:font-weight-asian="normal" style:font-weight-complex="normal"/>
    </style:style>
    <style:style style:name="T36" style:family="text">
      <style:text-properties fo:font-weight="normal" officeooo:rsid="006196fd" style:font-weight-asian="normal" style:font-weight-complex="normal"/>
    </style:style>
    <style:style style:name="T37" style:family="text">
      <style:text-properties fo:font-weight="normal" officeooo:rsid="00625b30" style:font-weight-asian="normal" style:font-weight-complex="normal"/>
    </style:style>
    <style:style style:name="T38" style:family="text">
      <style:text-properties officeooo:rsid="002b1883"/>
    </style:style>
    <style:style style:name="T39" style:family="text">
      <style:text-properties officeooo:rsid="00301be5"/>
    </style:style>
    <style:style style:name="T40" style:family="text">
      <style:text-properties officeooo:rsid="003271d6"/>
    </style:style>
    <style:style style:name="T41" style:family="text">
      <style:text-properties officeooo:rsid="00327a80"/>
    </style:style>
    <style:style style:name="T42" style:family="text">
      <style:text-properties officeooo:rsid="003422e2"/>
    </style:style>
    <style:style style:name="T43" style:family="text">
      <style:text-properties officeooo:rsid="0035b109"/>
    </style:style>
    <style:style style:name="T44" style:family="text">
      <style:text-properties officeooo:rsid="00379385"/>
    </style:style>
    <style:style style:name="T45" style:family="text">
      <style:text-properties officeooo:rsid="003a30e9"/>
    </style:style>
    <style:style style:name="T46" style:family="text">
      <style:text-properties officeooo:rsid="003b8319"/>
    </style:style>
    <style:style style:name="T47" style:family="text">
      <style:text-properties officeooo:rsid="003db0fa"/>
    </style:style>
    <style:style style:name="T48" style:family="text">
      <style:text-properties officeooo:rsid="00411f82"/>
    </style:style>
    <style:style style:name="T49" style:family="text">
      <style:text-properties officeooo:rsid="00443da7"/>
    </style:style>
    <style:style style:name="T50" style:family="text">
      <style:text-properties officeooo:rsid="0045a23f"/>
    </style:style>
    <style:style style:name="T51" style:family="text">
      <style:text-properties officeooo:rsid="00056dfe"/>
    </style:style>
    <style:style style:name="T52" style:family="text">
      <style:text-properties officeooo:rsid="0022a2cc"/>
    </style:style>
    <style:style style:name="T53" style:family="text">
      <style:text-properties officeooo:rsid="0049ad7d"/>
    </style:style>
    <style:style style:name="T54" style:family="text">
      <style:text-properties officeooo:rsid="004cd663"/>
    </style:style>
    <style:style style:name="T55" style:family="text">
      <style:text-properties officeooo:rsid="004f4cff"/>
    </style:style>
    <style:style style:name="T56" style:family="text">
      <style:text-properties officeooo:rsid="0044ce70"/>
    </style:style>
    <style:style style:name="T57" style:family="text">
      <style:text-properties officeooo:rsid="00541c1c"/>
    </style:style>
    <style:style style:name="T58" style:family="text">
      <style:text-properties officeooo:rsid="0054315d"/>
    </style:style>
    <style:style style:name="T59" style:family="text">
      <style:text-properties officeooo:rsid="00559f3d"/>
    </style:style>
    <style:style style:name="T60" style:family="text">
      <style:text-properties officeooo:rsid="0056250c"/>
    </style:style>
    <style:style style:name="T61" style:family="text">
      <style:text-properties officeooo:rsid="005a54ad"/>
    </style:style>
    <style:style style:name="T62" style:family="text">
      <style:text-properties officeooo:rsid="005bd0de"/>
    </style:style>
    <style:style style:name="T63" style:family="text">
      <style:text-properties officeooo:rsid="00613541"/>
    </style:style>
    <style:style style:name="T64" style:family="text">
      <style:text-properties officeooo:rsid="006196fd"/>
    </style:style>
    <style:style style:name="T65" style:family="text">
      <style:text-properties fo:font-size="11pt" fo:font-style="italic" fo:font-weight="bold" style:font-size-asian="11pt" style:font-style-asian="italic" style:font-weight-asian="bold" style:font-size-complex="11pt" style:font-style-complex="italic" style:font-weight-complex="bold"/>
    </style:style>
    <style:style style:name="T66" style:family="text">
      <style:text-properties fo:font-size="11pt" fo:font-style="italic" fo:font-weight="bold" officeooo:rsid="000cc1ce" style:font-size-asian="11pt" style:font-style-asian="italic" style:font-weight-asian="bold" style:font-size-complex="11pt" style:font-style-complex="italic" style:font-weight-complex="bold"/>
    </style:style>
    <style:style style:name="T67" style:family="text">
      <style:text-properties fo:font-size="11pt" fo:font-style="italic" style:font-size-asian="11pt" style:font-style-asian="italic" style:font-size-complex="11pt" style:font-style-complex="italic"/>
    </style:style>
    <style:style style:name="T68" style:family="text">
      <style:text-properties fo:font-size="11pt" fo:font-style="italic" officeooo:rsid="000cc1ce" style:font-size-asian="11pt" style:font-style-asian="italic" style:font-size-complex="11pt" style:font-style-complex="italic"/>
    </style:style>
    <style:style style:name="T69" style:family="text">
      <style:text-properties officeooo:rsid="006244da"/>
    </style:style>
    <style:style style:name="T70" style:family="text">
      <style:text-properties officeooo:rsid="00625b30"/>
    </style:style>
    <style:style style:name="T71" style:family="text">
      <style:text-properties officeooo:rsid="006362f7"/>
    </style:style>
    <style:style style:name="T72" style:family="text">
      <style:text-properties officeooo:rsid="00642009"/>
    </style:style>
    <style:style style:name="T73" style:family="text">
      <style:text-properties officeooo:rsid="006433bc"/>
    </style:style>
    <style:style style:name="T74" style:family="text">
      <style:text-properties officeooo:rsid="0064e204"/>
    </style:style>
    <style:style style:name="T75" style:family="text">
      <style:text-properties officeooo:rsid="0065118f"/>
    </style:style>
    <style:style style:name="T76" style:family="text">
      <style:text-properties officeooo:rsid="0067c8eb"/>
    </style:style>
    <style:style style:name="T77" style:family="text">
      <style:text-properties officeooo:rsid="0069721b"/>
    </style:style>
    <style:style style:name="T78" style:family="text">
      <style:text-properties officeooo:rsid="006b96a5"/>
    </style:style>
    <style:style style:name="T79" style:family="text">
      <style:text-properties officeooo:rsid="006d6a06"/>
    </style:style>
    <style:style style:name="T80" style:family="text">
      <style:text-properties officeooo:rsid="006f224c"/>
    </style:style>
    <style:style style:name="T81" style:family="text">
      <style:text-properties officeooo:rsid="00710b63"/>
    </style:style>
    <style:style style:name="T82" style:family="text">
      <style:text-properties officeooo:rsid="00752b1c"/>
    </style:style>
    <style:style style:name="T83" style:family="text">
      <style:text-properties officeooo:rsid="0076dc67"/>
    </style:style>
    <style:style style:name="T84" style:family="text">
      <style:text-properties officeooo:rsid="00776c8f"/>
    </style:style>
    <style:style style:name="T85" style:family="text">
      <style:text-properties officeooo:rsid="007c4256"/>
    </style:style>
    <style:style style:name="T86" style:family="text">
      <style:text-properties officeooo:rsid="00828cc2"/>
    </style:style>
    <style:style style:name="T87" style:family="text">
      <style:text-properties officeooo:rsid="0084796d"/>
    </style:style>
    <style:style style:name="T88" style:family="text">
      <style:text-properties officeooo:rsid="00852706"/>
    </style:style>
    <style:style style:name="T89" style:family="text">
      <style:text-properties officeooo:rsid="008744a4"/>
    </style:style>
    <style:style style:name="T90" style:family="text">
      <style:text-properties officeooo:rsid="008e1a34"/>
    </style:style>
    <style:style style:name="T91" style:family="text">
      <style:text-properties officeooo:rsid="0093c47a"/>
    </style:style>
    <style:style style:name="T92" style:family="text">
      <style:text-properties officeooo:rsid="0093edbf"/>
    </style:style>
    <style:style style:name="T93" style:family="text">
      <style:text-properties officeooo:rsid="009bb270"/>
    </style:style>
    <style:style style:name="T94" style:family="text">
      <style:text-properties officeooo:rsid="009c9d63"/>
    </style:style>
    <style:style style:name="fr1"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number:date-style style:name="N81">
      <number:day/>
      <number:text>. </number:text>
      <number:month number:style="long"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2" text:outline-level="2"><text:bookmark text:name="Software_Improvements_Updating_Software"/><text:bookmark text:name="Consultant-SoftwareImprovements\:HowtoUpdateSoftwareeasilybyMemoryStick"/>How to <text:span text:style-name="T53">u</text:span>pdate <text:span text:style-name="T53">y</text:span>our Wasta-Linux <text:span text:style-name="T53">s</text:span>oftware <text:span text:style-name="T55">offline</text:span><text:line-break/>by <text:span text:style-name="T53">m</text:span>emory <text:span text:style-name="T53">s</text:span>tick or <text:span text:style-name="T53">e</text:span>xternal <text:span text:style-name="T53">h</text:span>ard <text:span text:style-name="T53">d</text:span>rive<text:line-break/><text:span text:style-name="T27">by Bill Martin (revised </text:span><text:span text:style-name="T27"><text:modification-date style:data-style-name="N81">20. November 2017</text:modification-date></text:span><text:span text:style-name="T27">)</text:span></text:h>
      <text:h text:style-name="Heading_20_3" text:outline-level="3">What is this document?</text:h>
      <text:p text:style-name="Standard"><draw:frame draw:style-name="fr1" draw:name="Image55" text:anchor-type="paragraph" svg:x="0.0055in" svg:y="0.0201in" svg:width="3.4453in" svg:height="0.739in" draw:z-index="22"><draw:image xlink:href="../wasta-docs-images/Wasta-logo-low-res.jpg" xlink:type="simple" xlink:show="embed" xlink:actuate="onLoad"/></draw:frame>This document <text:span text:style-name="T49">is an illustrated guide that </text:span>shows how to keep your Wasta Linux software up to date using <text:span text:style-name="T21">a memory stick or </text:span>an external drive containing the <text:span text:style-name="T55">updated software</text:span> packages. One of the most powerful features of Wasta is the ability to do a simple upgrade of ALL the user's software applications, plus Wasta itself, and without disturbing their language data, and WITHOUT the necessity of a good Internet connection. In fact, <text:span text:style-name="T28">all software updates can be done</text:span> without <text:span text:style-name="T28">any access to </text:span>the Internet. The <text:span text:style-name="T28">program</text:span> for <text:span text:style-name="T28">t</text:span>his is called <text:span text:style-name="Strong_20_Emphasis">Wasta-offline</text:span><text:span text:style-name="Strong_20_Emphasis"><text:span text:style-name="T32"> </text:span></text:span><text:span text:style-name="Strong_20_Emphasis"><text:span text:style-name="T35">and it</text:span></text:span> is already present to run in any version of Wasta.</text:p>
      <text:h text:style-name="Heading_20_3" text:outline-level="3">Who is this document for?</text:h>
      <text:p text:style-name="Standard">This document is designed to be a guide for Wasta computer users who have created or have been given a memory stick or an external <text:span text:style-name="T61">USB </text:span>hard drive containing software updates.</text:p>
      <text:h text:style-name="Heading_20_3" text:outline-level="3">When does it make sense to use this procedure</text:h>
      <text:p text:style-name="Standard">It makes sense:</text:p>
      <text:list xml:id="list1736984850" text:style-name="L1">
        <text:list-item>
          <text:p text:style-name="P63">If you were given a memory stick or external hard drive containing software updates to be installed on your computer <text:span text:style-name="T50">(without accessing the Internet)</text:span></text:p>
        </text:list-item>
        <text:list-item>
          <text:p text:style-name="P63">If you created a memory stick or external hard drive containing software updates to be installed on your <text:span text:style-name="T50">computer, and possibly other </text:span>Wasta computer<text:span text:style-name="T50">s (without accessing the Internet)</text:span></text:p>
        </text:list-item>
        <text:list-item>
          <text:p text:style-name="P64">Your Internet access is slow, or expensive, and you have multiple Wasta computers to update</text:p>
        </text:list-item>
        <text:list-item>
          <text:p text:style-name="P65">You need to update the software on many Wasta Linux computers and want the updating process to be <text:span text:style-name="T50">as </text:span>fast <text:span text:style-name="T50">and efficient as possible</text:span></text:p>
        </text:list-item>
      </text:list>
      <text:p text:style-name="Standard"/>
      <text:p text:style-name="P6">The memory stick or external hard drive has pre-loaded all the updates for the various software packages that the user already has installed in Wasta. </text:p>
      <text:p text:style-name="P6"/>
      <text:p text:style-name="P6">The developers of open source software are continuously updating their software to improve it and to fix any bugs or security issues. Therefore, keeping your software up to date can involve downloading a lot of large files from the Internet. <text:span text:style-name="T50">That is not a big problem if you have </text:span>adequate (and relatively inexpensive) Internet access. <text:span text:style-name="T50">If that is the case,</text:span> then you do not need to use the wasta-offline system <text:span text:style-name="T50">or follow the procedures described in this document</text:span>. However, most of the <text:span text:style-name="T50">Wasta computer </text:span>users <text:span text:style-name="T50">in regions like </text:span>PNG and the greater Pacific Islands are not going to be in such a situation.</text:p>
      <text:h text:style-name="P58" text:outline-level="3">Related How To <text:span text:style-name="T51">d</text:span>ocuments</text:h>
      <text:list xml:id="list83906832" text:style-name="L2">
        <text:list-item>
          <text:p text:style-name="P68">“<text:a xlink:type="simple" xlink:href="../How%20to%20get%20software%20updates%20from%20one%20Wasta%20computer%20and%20transfer%20them%20to%20another%20Wasta%20computer%20using%20wasta-offline-setup.html" text:style-name="Internet_20_link" text:visited-style-name="Visited_20_Internet_20_Link"><text:span text:style-name="T52">How to get software updates from one Wasta computer and transfer them to another Wasta computer using wasta-offline-setup</text:span></text:a>”</text:p>
        </text:list-item>
        <text:list-item text:start-value="1">
          <text:p text:style-name="P69">“<text:a xlink:type="simple" xlink:href="../How%20to%20obtain%20a%20Full%20Wasta-Offline%20Mirror%20residing%20on%20a%201TB%20USB%20hard%20drive.html" text:style-name="Internet_20_link" text:visited-style-name="Visited_20_Internet_20_Link"><text:span text:style-name="T56">How to obtain a Full Wasta-Offline Mirror residing on a 1TB USB hard drive</text:span></text:a><text:span text:style-name="T56">”</text:span></text:p>
        </text:list-item>
        <text:list-item>
          <text:p text:style-name="P68"><text:soft-page-break/>“<text:a xlink:type="simple" xlink:href="../How%20to%20get%20software%20updates%20for%20a%20Full%20Wasta-Offline%20Mirror%20residing%20on%20a%201TB%20USB%20hard%20drive.html" text:style-name="Internet_20_link" text:visited-style-name="Visited_20_Internet_20_Link"><text:span text:style-name="T52">How to get software updates for a Full Wasta-Offline Mirror residing on a 1TB USB hard drive</text:span></text:a>”</text:p>
        </text:list-item>
      </text:list>
      <text:h text:style-name="P58" text:outline-level="3">Get<text:span text:style-name="T62">ting</text:span> Started</text:h>
      <text:p text:style-name="Text_20_body"><text:span text:style-name="Strong_20_Emphasis">To start, insert the latest wasta-offline mem</text:span><text:span text:style-name="Strong_20_Emphasis"><text:span text:style-name="T26">ory</text:span></text:span><text:span text:style-name="Strong_20_Emphasis"> stick or external drive that contains the latest software upgrades already installed.</text:span></text:p>
      <text:p text:style-name="Text_20_body"><draw:frame draw:style-name="fr2" draw:name="Image1" text:anchor-type="paragraph" svg:width="4.1661in" svg:height="2.7772in" draw:z-index="14"><draw:image xlink:href="../wasta-docs-images/Inserting-memory-stick.png" xlink:type="simple" xlink:show="embed" xlink:actuate="onLoad"/></draw:frame></text:p>
      <text:p text:style-name="Text_20_body"><draw:frame draw:style-name="fr2" draw:name="Image17" text:anchor-type="paragraph" svg:width="4.8291in" svg:height="3.6354in" draw:z-index="17"><draw:image xlink:href="../wasta-docs-images/Plug-in-Wasta-Offline-External-Drive.png" xlink:type="simple" xlink:show="embed" xlink:actuate="onLoad"/></draw:frame></text:p>
      <text:p text:style-name="Text_20_body"><text:soft-page-break/>The wasta-offline program should automatically run about 10 seconds after you plug in the mem<text:span text:style-name="T26">ory</text:span> stick or external drive. If the wasta-offline program starts automatically skip down to the section called "<text:a xlink:type="simple" xlink:href="#When_wasta_offline_starts_automatically" text:style-name="Internet_20_link" text:visited-style-name="Visited_20_Internet_20_Link">When wasta-offline starts automatically</text:a>" below. <text:span text:style-name="T63">If the wasta-offline program does not start automatically follow the “Starting wasta-offline manually...” section below.</text:span></text:p>
      <text:h text:style-name="Heading_20_3" text:outline-level="3"><text:bookmark text:name="Starting_wasta_offline_manually"/>Starting wasta-offline manually <text:span text:style-name="T44">(if it does not start automatically)</text:span></text:h>
      <text:p text:style-name="Text_20_body">In some cases wasta-offline may not start up automatically <text:span text:style-name="T40">when the memory stick or external USB drive is plugged in</text:span>. This might be the case if the user's computer has an early version of Wasta, or is running some other version of Linux, on which wasta-offline has not yet been installed.</text:p>
      <text:p text:style-name="P22">There are several ways you can start up a program in Wasta Linux. </text:p>
      <text:h text:style-name="Heading_20_4" text:outline-level="4">Startup method 1: Find it and run it from the main Menu’s Administration category</text:h>
      <text:p text:style-name="P17">The wasta-offline program can be started from the main Wasta Menu by clicking on the <text:span text:style-name="T6">Menu</text:span> icon at the lower left of the screen, then selecting <text:span text:style-name="T41">the</text:span> <text:span text:style-name="T6">Administration</text:span><text:span text:style-name="T32"> </text:span><text:span text:style-name="T34">category,</text:span> and scrolling <text:span text:style-name="T41">the list at right </text:span>down to the <text:span text:style-name="T6">wasta [Offline]</text:span> menu item and clicking on it <text:span text:style-name="T41">as shown in the Menu illustration below</text:span>:</text:p>
      <text:p text:style-name="P19"><draw:frame draw:style-name="fr2" draw:name="Image18" text:anchor-type="paragraph" svg:width="5.4244in" svg:height="4.6665in" draw:z-index="19"><draw:image xlink:href="../wasta-docs-images/Wasta-Offline-on-main-menu1.png" xlink:type="simple" xlink:show="embed" xlink:actuate="onLoad"/></draw:frame></text:p>
      <text:h text:style-name="Heading_20_4" text:outline-level="4"><text:soft-page-break/>Startup method 2: <text:span text:style-name="T64">Start typing the name wasta in the Menu’s search box</text:span></text:h>
      <text:p text:style-name="P23">Some people prefer to start a program by searching for it by name. If you know the name of a program you can click on the Wasta main <text:span text:style-name="T6">Menu</text:span>, and <text:span text:style-name="T6">start typing the name of a program</text:span> (or just the first part of the name of the program) in the search box at the top of the main Menu. As you type the name the possible matches are shown in the list at right as shown in the Menu illustration below:</text:p>
      <text:p text:style-name="P18"><draw:frame draw:style-name="fr3" draw:name="Image2" text:anchor-type="paragraph" svg:width="6.9252in" svg:height="6.0319in" draw:z-index="20"><draw:image xlink:href="../wasta-docs-images/Wasta-Offline-on-main-menu2.png" xlink:type="simple" xlink:show="embed" xlink:actuate="onLoad"/></draw:frame></text:p>
      <text:p text:style-name="P26">When the menu item <text:span text:style-name="T6">wasta [Offline]</text:span> appears in the list you can click on it to start it running. <text:span text:style-name="T64">If you completely type the entire name of the program – wasta-offline – only that program will appear in the list at right, and it will be automatically highlighted and pressing Enter will start it running.</text:span></text:p>
      <text:p text:style-name="P26"/>
      <text:h text:style-name="Heading_20_4" text:outline-level="4"><text:soft-page-break/>Startup method <text:span text:style-name="T42">3</text:span>: <text:span text:style-name="T64">Type the program name in a command prompt</text:span></text:h>
      <text:p text:style-name="P20"><text:span text:style-name="T42">Other people who do not like navigating in menus, may use a pop-up command prompt and type the full name of the program there. </text:span>Type<text:span text:style-name="Strong_20_Emphasis"> </text:span><text:span text:style-name="Strong_20_Emphasis"><text:span text:style-name="T36">the</text:span></text:span><text:span text:style-name="Strong_20_Emphasis"><text:span text:style-name="T64"> </text:span></text:span>key combination <text:span text:style-name="Strong_20_Emphasis"><text:span text:style-name="T5">Alt + F2 </text:span></text:span>to <text:span text:style-name="T64">cause</text:span> a pop-up run command prompt <text:span text:style-name="T64">to appear</text:span> (you can enter any number of commands this way without using a <text:span text:style-name="T42">menu or a </text:span>terminal window). <text:span text:style-name="T19"><text:s/>The command prompt will look like this:</text:span> </text:p>
      <text:p text:style-name="P14"><draw:frame draw:style-name="fr4" draw:name="Image19" text:anchor-type="paragraph" svg:width="3.8075in" svg:height="1.3154in" draw:z-index="21"><draw:image xlink:href="../wasta-docs-images/Alt-F2-Run-a-command.png" xlink:type="simple" xlink:show="embed" xlink:actuate="onLoad"/></draw:frame>Type into the prompt’s text box this command:</text:p>
      <text:p text:style-name="P15">wasta-offline</text:p>
      <text:p text:style-name="P14">and initiate the command by pressing the Enter key. <text:span text:style-name="T43">The wasta-offline program should start up.</text:span></text:p>
      <text:p text:style-name="P59"><text:span text:style-name="T64">Note: </text:span>If you do not get a response <text:span text:style-name="T43">using Method 1, Method 2 or Method 3 above</text:span>, it may be that wasta-offline is not yet installed on your computer. If this is the case you will need to install the wasta-offline program on the local computer before you can proceed. In most cases, the memory stick or external hard drive should have a copy of the program on its root directory. If you find it there it should be called something like <text:span text:style-name="T4">the following:</text:span></text:p>
      <text:p text:style-name="P61"><text:span text:style-name="T66">wasta-offline_1.1.9.6~ubuntu16.04.1_all</text:span><text:span text:style-name="Strong_20_Emphasis"><text:span text:style-name="T65">.deb</text:span></text:span><text:span text:style-name="T67"> </text:span><text:span text:style-name="T68">[for Wasta 16.04], or</text:span></text:p>
      <text:p text:style-name="P61"><text:span text:style-name="T66">wasta-offline_1.1.9.6~ubuntu14.04.1_all</text:span><text:span text:style-name="Strong_20_Emphasis"><text:span text:style-name="T65">.deb</text:span></text:span><text:span text:style-name="T67"> </text:span><text:span text:style-name="T68">[for Wasta 14.04]</text:span></text:p>
      <text:p text:style-name="P60">You should be able to double click on the appropriate deb file to install wasta-offline on your system. Once you have installed wasta-offline continue with the instructions below.</text:p>
      <text:p text:style-name="Text_20_body">After typing in the command <text:span text:style-name="Strong_20_Emphasis">wasta-offline</text:span>, you will be prompted for the computer user's admin<text:span text:style-name="T26">istrative</text:span> password:</text:p>
      <text:p text:style-name="Text_20_body"><draw:frame draw:style-name="fr5" draw:name="Image3" text:anchor-type="paragraph" svg:x="1.1016in" svg:y="-0.052in" svg:width="4.4516in" svg:height="2.3862in" draw:z-index="1"><draw:image xlink:href="../wasta-docs-images/Enter-Password-for-wasta-offline.png" xlink:type="simple" xlink:show="embed" xlink:actuate="onLoad"/></draw:frame><text:a xlink:type="simple" xlink:href="https://lingtran.net/dl695?display" text:style-name="Internet_20_link" text:visited-style-name="Visited_20_Internet_20_Link"/></text:p>
      <text:p text:style-name="Text_20_body"><text:soft-page-break/>Enter the computer user's admin<text:span text:style-name="T26">istrative</text:span> password for this computer, <text:span text:style-name="T20">and press OK.</text:span></text:p>
      <text:p text:style-name="Text_20_body"><draw:frame draw:style-name="fr2" draw:name="Image4" text:anchor-type="paragraph" svg:width="5.6929in" svg:height="2.4398in" draw:z-index="0"><draw:image xlink:href="../wasta-docs-images/Use-wasta-offline-yes-no-dialog.png" xlink:type="simple" xlink:show="embed" xlink:actuate="onLoad"/></draw:frame></text:p>
      <text:p text:style-name="Text_20_body">The first dialog box above, warns you that you will soon be asked where on the system to find the update files. You should have the memory stick <text:span text:style-name="T28">or external USB drive </text:span>already inserted into the USB port on the side of your machine, so you can proceed with the <text:span text:style-name="Strong_20_Emphasis">Yes</text:span> button at this point. <text:span text:style-name="T39">Another dialog appears:</text:span></text:p>
      <text:p text:style-name="Text_20_body"><draw:frame draw:style-name="fr2" draw:name="Image5" text:anchor-type="paragraph" svg:width="6.5154in" svg:height="4.3028in" draw:z-index="18"><draw:image xlink:href="../wasta-docs-images/Select-wasta-offliine-folder-dialog.png" xlink:type="simple" xlink:show="embed" xlink:actuate="onLoad"/></draw:frame></text:p>
      <text:p text:style-name="P27"><text:soft-page-break/>Normally the wasta-offline program will be able to find the location of the wasta-offline folder on the memory stick or external USB drive, and it will be automatically selected as shown in the dialog above.</text:p>
      <text:p text:style-name="P27"><text:span text:style-name="T69">However, i</text:span>f no wasta-offline folder is automatically selected, you need to navigate (in the left pane) to the name of the memory stick or external hard drive that you inserted and find the folder <text:span text:style-name="T69">named</text:span> <text:span text:style-name="T6">wasta-offline</text:span> (in the main window pane) <text:span text:style-name="T70">and highlight it. It is the folder</text:span> which already <text:span text:style-name="T69">contains</text:span> the files representing all the <text:span text:style-name="T70">software</text:span> updates:</text:p>
      <text:list xml:id="list2707063305" text:style-name="L3">
        <text:list-item>
          <text:p text:style-name="P70"><text:span text:style-name="T69">downloaded</text:span> from the Internet <text:span text:style-name="T69">or server in the case of the 1TB USB hard drive, or</text:span></text:p>
        </text:list-item>
        <text:list-item>
          <text:p text:style-name="P70"><text:span text:style-name="T69">transferred from an already updated source Wasta computer by means of wasta-offline-setup </text:span>onto <text:span text:style-name="T69">a</text:span> memory stick </text:p>
        </text:list-item>
      </text:list>
      <text:p text:style-name="P27">In the <text:span text:style-name="T70">illustration</text:span> above, the name of the <text:span text:style-name="T22">external USB drive </text:span>is called <text:span text:style-name="T9">LM-UPDATES. </text:span><text:span text:style-name="T37">It was automatically selected</text:span>, and often the <text:span text:style-name="T6">wasta-offline</text:span> <text:span text:style-name="T70">was automatically</text:span> be selected for you. Finish by clicking the <text:span text:style-name="Strong_20_Emphasis">OK</text:span> button.</text:p>
      <text:h text:style-name="Heading_20_3" text:outline-level="3"><text:bookmark text:name="When_wasta_offline_starts_automatically"/>When wasta-offline starts automatically</text:h>
      <text:p text:style-name="Text_20_body">In most cases wasta-offline will start automatically within a few seconds after the wasta-offline memory stick or external hard drive is plugged in. The first thing you will see is an authentication dialog:</text:p>
      <text:p text:style-name="Text_20_body"><draw:frame draw:style-name="fr2" draw:name="Image6" text:anchor-type="paragraph" svg:width="5.6673in" svg:height="3.0382in" draw:z-index="2"><draw:image xlink:href="../wasta-docs-images/Enter-Password-for-wasta-offline.png" xlink:type="simple" xlink:show="embed" xlink:actuate="onLoad"/></draw:frame><text:a xlink:type="simple" xlink:href="https://lingtran.net/dl695?display" text:style-name="Internet_20_link" text:visited-style-name="Visited_20_Internet_20_Link"/></text:p>
      <text:p text:style-name="Text_20_body">After entering the password the first dialog you will see is the <text:span text:style-name="Strong_20_Emphasis">wasta </text:span><text:span text:style-name="Strong_20_Emphasis"><text:span text:style-name="T26">[</text:span></text:span><text:span text:style-name="Strong_20_Emphasis">Offline</text:span><text:span text:style-name="Strong_20_Emphasis"><text:span text:style-name="T26">]</text:span></text:span> dialog shown below:</text:p>
      <text:p text:style-name="Text_20_body"><draw:frame draw:style-name="fr2" draw:name="Image7" text:anchor-type="paragraph" svg:width="4.9693in" svg:height="5.7217in" draw:z-index="3"><draw:image xlink:href="../wasta-docs-images/Select-Mode-wasta-offline-Only-Dialog.png" xlink:type="simple" xlink:show="embed" xlink:actuate="onLoad"/></draw:frame><text:soft-page-break/></text:p>
      <text:p text:style-name="P24">This dialog might seem redundant since there is only one button to click here before proceeding. But on some systems with adequate Internet access, you might want to get software updates from BOTH the memory stick (first priority) and directly from the Internet. <text:span text:style-name="T70">This might be desired</text:span> in cases where there are software updates that you know are available over the Internet but are not available on the memory stick or external hard drive. <text:span text:style-name="T57">When wasta-offline detects that you have</text:span> Internet access <text:span text:style-name="T57">this </text:span>dialog <text:span text:style-name="T57">will offer two selections:</text:span></text:p>
      <text:list xml:id="list2205970057" text:style-name="L4">
        <text:list-item>
          <text:p text:style-name="P71"><text:span text:style-name="T6">OFFLINE ONLY</text:span> – the default mode <text:span text:style-name="T58">in which wasta-offline</text:span> gets updates from the memory stick or 1TB external USB hard drive mirror only – it does not try to access the Internet</text:p>
        </text:list-item>
        <text:list-item>
          <text:p text:style-name="P72"><text:span text:style-name="T6">OFFLINE AND INTERNET</text:span> – the <text:span text:style-name="T58">optional</text:span> “hybrid” mode <text:span text:style-name="T58">in which wasta-offline</text:span> <text:span text:style-name="T59">will first</text:span> try to get updates from the memory stick or 1TB external USB hard drive <text:span text:style-name="T59">-</text:span> if it can’t find all <text:span text:style-name="T58">the </text:span>updates (or dependencies) <text:span text:style-name="T58">it needs from there, it will try to get any remaining data it needs from the Internet</text:span> </text:p>
        </text:list-item>
      </text:list>
      <text:p text:style-name="P24"><text:soft-page-break/><text:span text:style-name="T58">So, when Internet appear to be available, the dialog</text:span> will look something like this <text:span text:style-name="T58">shown below</text:span>:</text:p>
      <text:p text:style-name="P24"/>
      <text:p text:style-name="Text_20_body"><draw:frame draw:style-name="fr2" draw:name="Image8" text:anchor-type="paragraph" svg:width="5.2291in" svg:height="6.0209in" draw:z-index="4"><draw:image xlink:href="../wasta-docs-images/Select-Mode-wasta-offline-Dialog.png" xlink:type="simple" xlink:show="embed" xlink:actuate="onLoad"/></draw:frame></text:p>
      <text:p text:style-name="P25"><text:span text:style-name="T58">Note the presence of the second option button. In order to protect you from unintended Internet data charges, the second option is never automatically selected. You have to deliberately</text:span> select <text:span text:style-name="T60">the second choice - if including the Internet data</text:span> mode is best. In some countries the Internet is available, but the cost per Megabyte download is rather expensive. Other countries the Internet is relatively free to download updates. </text:p>
      <text:p text:style-name="P25"><text:span text:style-name="T28">Many remote users</text:span> won't have Internet access at the time they do their software update from <text:span text:style-name="T58">a memory stick or a full</text:span> external USB mirror, so the first dialog (the one with just the OFFLINE ONLY option) is normally what they will see. This is the typical scenario for the remote Manus Island Language <text:soft-page-break/>Workers within PNG.<text:line-break/><text:line-break/>In our example far above... we are simply loading all updates from a memory stick <text:span text:style-name="T28">or external USB drive</text:span>, and so we simply click the <text:span text:style-name="Strong_20_Emphasis">OK</text:span> button.</text:p>
      <text:p text:style-name="P25"><text:span text:style-name="T45">After you click</text:span> on the <text:span text:style-name="Strong_20_Emphasis">OK</text:span> button, <text:span text:style-name="T45">t</text:span>he wasta-offline program then does some work in the background for a short period of time (temporarily replacing the user's sources.list file with one that points to the external USB mirror or the USB memory stick, rather than the remote Internet repositories, and then <text:span text:style-name="T29">it</text:span> inventor<text:span text:style-name="T29">ies</text:span> the updates that are available <text:span text:style-name="T46">for your computer</text:span>). The background work being done (using a FULL mirror) can take a minute or two. <text:span text:style-name="T29">T</text:span>o let the user know that something is happening, the following dialogs are shown temporarily as progress indicators during the background processes:</text:p>
      <text:p text:style-name="Text_20_body"><draw:frame draw:style-name="fr4" draw:name="Image9" text:anchor-type="paragraph" svg:width="5.4791in" svg:height="2.3752in" draw:z-index="5"><draw:image xlink:href="../wasta-docs-images/Adding-wasta-offline-apt-mirror-repos.png" xlink:type="simple" xlink:show="embed" xlink:actuate="onLoad"/></draw:frame></text:p>
      <text:p text:style-name="Text_20_body">The above progress indicator appears for anywhere from <text:span text:style-name="T71">a few</text:span> seconds up to about 2 minutes, showing the different repositories that are being scanned and "added" from the external mirror. As soon as the scanning process is complete the following progress indicator appears for about 6-12 seconds (with elapsed time changing until complete):</text:p>
      <text:p text:style-name="Text_20_body"><draw:frame draw:style-name="fr2" draw:name="Image10" text:anchor-type="paragraph" svg:width="5.4791in" svg:height="2.3752in" draw:z-index="6"><draw:image xlink:href="../wasta-docs-images/Wasta-Offline-updating-software-lists.png" xlink:type="simple" xlink:show="embed" xlink:actuate="onLoad"/></draw:frame><text:a xlink:type="simple" xlink:href="https://lingtran.net/dl517?display" text:style-name="Internet_20_link" text:visited-style-name="Visited_20_Internet_20_Link"/></text:p>
      <text:p text:style-name="Text_20_body"><text:soft-page-break/>As soon as the background work is done the progress indicators automatically disappear and the following message is presented to the user:</text:p>
      <text:p text:style-name="Text_20_body"><draw:frame draw:style-name="fr2" draw:name="Image11" text:anchor-type="paragraph" svg:width="6.5382in" svg:height="4.0835in" draw:z-index="12"><draw:image xlink:href="../wasta-docs-images/Wasta-Offline-Finished-dialog.png" xlink:type="simple" xlink:show="embed" xlink:actuate="onLoad"/></draw:frame></text:p>
      <text:p text:style-name="P28">At this point we are ready to do a "normal" <text:span text:style-name="T71">software </text:span>update procedure. <text:span text:style-name="Strong_20_Emphasis">Important: You must leave this </text:span><text:span text:style-name="Strong_20_Emphasis"><text:span text:style-name="T71">wasta [Offline] Ready </text:span></text:span><text:span text:style-name="Strong_20_Emphasis">dialog "open" and unfinished as you go on to the next steps.</text:span> </text:p>
      <text:p text:style-name="P28">Wasta-offline has <text:span text:style-name="T72">temporarily</text:span> re-arranged the expected places to find updates <text:span text:style-name="T72">on the memory stick or external hard drive</text:span>, but if you <text:span text:style-name="T26">click </text:span><text:span text:style-name="T6">Finish</text:span> too early, then the system reverts back to its original mode of looking for updates off the Internet instead.</text:p>
      <text:h text:style-name="Heading_20_3" text:outline-level="3">Updating your computer while Wasta-Offline is running in background</text:h>
      <text:h text:style-name="Heading_20_4" text:outline-level="4">Using Software Updater</text:h>
      <text:p text:style-name="Text_20_body">There are many ways to update <text:span text:style-name="T26">software</text:span> in Wasta Linux, but here we will describe the tool called <text:span text:style-name="T7">Software Update</text:span><text:span text:style-name="Strong_20_Emphasis"><text:span text:style-name="T6">r</text:span></text:span> which is <text:span text:style-name="T72">one of the “normal” software tools</text:span> to upgrade software packages in the Ubuntu/Wasta Linux systems. <text:span text:style-name="T72">Software Updater usually looks for updates on the Internet, but while wasta-offline is running (and the above “Ready” message is displaying), Software Updater is temporarily directed to get its updates from the memory stick or external hard drive that is plugged into the computer – instead of the Internet.</text:span></text:p>
      <text:p text:style-name="Text_20_body">It is possible that the Technician for your project has given out a USB memory stick with useful updates for you to "download" (really transfer) over to the Language Worker's computer. It's also <text:soft-page-break/>possible, that the entire <text:span text:style-name="T3">Linux</text:span> repository of possible software has been given to you instead <text:span text:style-name="T73">on an external hard drive</text:span>. If such a "mirror" of the Internet has been given, then instead of a small memory stick, there will be a larger USB powered portable hard-drive given. This copy or "mirror" of the Internet files, could be as large as <text:span text:style-name="T23">60</text:span>0 Gigabytes! Quite large indeed.</text:p>
      <text:p text:style-name="P21">The Software Updater program can be started by one of the three methods that you <text:span text:style-name="T73">used earlier to start <text:s/>running</text:span> the wasta-offline program itself. However, there is another method that is even easier to access, by clicking on an icon on your desktop as shown below:</text:p>
      <text:p text:style-name="Text_20_body"><draw:frame draw:style-name="fr6" draw:name="Image12" text:anchor-type="paragraph" svg:y="0.1563in" svg:width="4.2409in" svg:height="3.3138in" draw:z-index="7"><draw:image xlink:href="../wasta-docs-images/Software-Updater-icon-and-install-all-updates-menu.png" xlink:type="simple" xlink:show="embed" xlink:actuate="onLoad"/></draw:frame></text:p>
      <text:p text:style-name="Text_20_body"><text:span text:style-name="T31">Click on</text:span> the <text:span text:style-name="T8">Software Updater</text:span><text:span text:style-name="T6"> icon</text:span> found on the lower right corner of the desktop. <text:span text:style-name="T29">In the image above, t</text:span>he system is reporting <text:span text:style-name="T29">that</text:span> there are 1<text:span text:style-name="T93">3 </text:span>updates available. <text:span text:style-name="T29">That number will vary from update to update. It </text:span>is the <text:span text:style-name="T3">number of packages that</text:span> would have <text:span text:style-name="T3">been transferred</text:span> over the Internet, if you had used th<text:span text:style-name="T29">e Internet to download the updates</text:span>.</text:p>
      <text:p text:style-name="P30"><text:span text:style-name="T6">With wasta-offline still running </text:span><text:span text:style-name="T12">(and the “Ready” message still open)</text:span>, select <text:span text:style-name="T93">either </text:span>the <text:span text:style-name="T18">Install all</text:span><text:span text:style-name="T6"> updates</text:span> option, <text:span text:style-name="T93">or the </text:span><text:span text:style-name="T18">Show updates</text:span><text:span text:style-name="T93"> option </text:span>from the menu that appears in the software updater’s menu <text:span text:style-name="T47">(Note: selecting the </text:span><text:span text:style-name="T11">Install all updates</text:span><text:span text:style-name="T47"> menu item bypasses the next dialog and immediately starts installing the updates)</text:span>. <text:span text:style-name="T93">It is the fastest option to install the updates and will display this progress while installing the updates:</text:span></text:p>
      <text:p text:style-name="P30"><draw:frame draw:style-name="fr2" draw:name="Image49" text:anchor-type="paragraph" svg:width="4.0409in" svg:height="1.7016in" draw:z-index="49"><draw:image xlink:href="../wasta-docs-images/Software-Updater-install-all-updates-progress-upgrading-system.png" xlink:type="simple" xlink:show="embed" xlink:actuate="onLoad"/></draw:frame><text:soft-page-break/></text:p>
      <text:p text:style-name="P55">When the above dialog disappears, the updates/upgrading is complete, and you can skip down to <text:span text:style-name="T76">the </text:span><text:a xlink:type="simple" xlink:href="#Finishing-the-update-process" text:style-name="Internet_20_link" text:visited-style-name="Visited_20_Internet_20_Link"><text:span text:style-name="T76">Finishing the update process</text:span></text:a><text:span text:style-name="T76"> section.</text:span></text:p>
      <text:p text:style-name="P10"><text:span text:style-name="T93">If you ask the </text:span>Software Updater <text:span text:style-name="T93">to </text:span><text:span text:style-name="T18">Show updates</text:span><text:span text:style-name="T93">, the actual Software updater dialog </text:span>will start up and show any updates that are available to install:</text:p>
      <text:p text:style-name="P55"/>
      <text:p text:style-name="P10"/>
      <text:p text:style-name="P8"><draw:frame draw:style-name="fr2" draw:name="Image20" text:anchor-type="paragraph" svg:width="4.802in" svg:height="3.5866in" draw:z-index="8"><draw:image xlink:href="../wasta-docs-images/Software-Updater-Showing-Updates.png" xlink:type="simple" xlink:show="embed" xlink:actuate="onLoad"/></draw:frame></text:p>
      <text:p text:style-name="P29">Note: If, <text:span text:style-name="T82">if clicking on the </text:span><text:span text:style-name="T14">Show updates</text:span><text:span text:style-name="T82"> menu item doesn’t seem to result in any response, click on the tray icon again and select the Show updates a second time, or simply select the I</text:span><text:span text:style-name="T14">nstall all updates</text:span><text:span text:style-name="T82"> option as described above. If, </text:span>instead of the dialog above, you see the following dialog <text:span text:style-name="T76">appear</text:span>:</text:p>
      <text:p text:style-name="P29"><draw:frame draw:style-name="fr2" draw:name="Image23" text:anchor-type="paragraph" svg:width="5.172in" svg:height="2.7457in" draw:z-index="23"><draw:image xlink:href="../wasta-docs-images/Not-all-updates-can-be-installed.png" xlink:type="simple" xlink:show="embed" xlink:actuate="onLoad"/></draw:frame><text:soft-page-break/></text:p>
      <text:p text:style-name="P31">see the section <text:span text:style-name="T90">later in</text:span> this document called <text:a xlink:type="simple" xlink:href="#Doing-a-Partial-Upgrade" text:style-name="Internet_20_link" text:visited-style-name="Visited_20_Internet_20_Link">Doing a Partial Upgrade</text:a> for special procedures for this situation, otherwise continue with the instructions below.</text:p>
      <text:p text:style-name="P11">In the lower left part of the <text:span text:style-name="T76">Software Updater </text:span>dialog i<text:span text:style-name="T29">t</text:span> says that “2.7 MB will be downloaded” for this particular software update. Occasionally, there may be many tens or hundreds of megabytes to “be downloaded”. <text:span text:style-name="T30">Since we are using wasta-offline, t</text:span>he amount to be “downloaded” here will be done directly from the <text:span text:style-name="T73">plugged-in memory stick or </text:span>external USB drive, rather than from the Internet. You can well imagine how <text:span text:style-name="T73">using</text:span> wasta-offline can improve the speed and <text:span text:style-name="T30">eliminate the </text:span>cost of such downloads, especially in areas where Internet is slow <text:span text:style-name="T30">or</text:span> expensive.</text:p>
      <text:p text:style-name="P9">Click on the <text:span text:style-name="T6">Install Now</text:span> button to begin the software updates to your system. You may be asked <text:span text:style-name="T91">to enter</text:span> computer user's admin<text:span text:style-name="T26">istrative</text:span> password , <text:span text:style-name="T24">if it has been more than 15 minutes since you started wasta-offline. The Software Updater first downloads the updates from the memory stick or external USB drive:</text:span></text:p>
      <text:p text:style-name="P12"><draw:frame draw:style-name="fr2" draw:name="Image21" text:anchor-type="paragraph" svg:width="4.9055in" svg:height="1.6646in" draw:z-index="9"><draw:image xlink:href="../wasta-docs-images/Installing-updates-download-progress.png" xlink:type="simple" xlink:show="embed" xlink:actuate="onLoad"/></draw:frame>And then <text:span text:style-name="T30">it applies</text:span> those updates in <text:span text:style-name="T30">the same</text:span> operation:</text:p>
      <text:p text:style-name="P13"><draw:frame draw:style-name="fr2" draw:name="Image22" text:anchor-type="paragraph" svg:width="5.1252in" svg:height="1.7457in" draw:z-index="10"><draw:image xlink:href="../wasta-docs-images/Installing-updates-applying-progress.png" xlink:type="simple" xlink:show="embed" xlink:actuate="onLoad"/></draw:frame><text:soft-page-break/></text:p>
      <text:p text:style-name="P52">Note: On rare occasions one of the software packages being updated might need input from the user during the update process. For example, the grub-pc package is known to ask for this confirmation:</text:p>
      <text:p text:style-name="P53"><draw:frame draw:style-name="fr4" draw:name="Image48" text:anchor-type="paragraph" svg:width="4.8965in" svg:height="2.2445in" draw:z-index="48"><draw:image xlink:href="../wasta-docs-images/Software-Updater-Configuring-grub-pc.png" xlink:type="simple" xlink:show="embed" xlink:actuate="onLoad"/></draw:frame>Click the <text:span text:style-name="T6">Forward</text:span> button to keep the maintainer’s version of the update.</text:p>
      <text:p text:style-name="P13"/>
      <text:p text:style-name="P56">When the installation process is complete Software Updater will report that your computer is up to date:</text:p>
      <text:p text:style-name="P57"><draw:frame draw:style-name="fr2" draw:name="Image13" text:anchor-type="paragraph" svg:width="5.052in" svg:height="1.4791in" draw:z-index="13"><draw:image xlink:href="../wasta-docs-images/Software-is-up-to-date.png" xlink:type="simple" xlink:show="embed" xlink:actuate="onLoad"/></draw:frame></text:p>
      <text:p text:style-name="Text_20_body">When the user clicks on the <text:span text:style-name="Strong_20_Emphasis"><text:span text:style-name="T25">OK</text:span></text:span> button, the Update Manager automatically closes too, leaving the still-open <text:span text:style-name="T74">wasta-offline </text:span>message box the user saw at the beginning of the update process (and <text:span text:style-name="T30">has been left</text:span> open during the software updates):</text:p>
      <text:p text:style-name="Text_20_body"><draw:frame draw:style-name="fr2" draw:name="Image14" text:anchor-type="paragraph" svg:width="6.1043in" svg:height="3.2917in" draw:z-index="11"><draw:image xlink:href="../wasta-docs-images/Wasta-Offline-Finished-Dismiss-with-Finished-dialog.png" xlink:type="simple" xlink:show="embed" xlink:actuate="onLoad"/></draw:frame><text:soft-page-break/></text:p>
      <text:p text:style-name="P31">If you have completed the above update process skip down to the <text:a xlink:type="simple" xlink:href="#Finishing-the-update-process" text:style-name="Internet_20_link" text:visited-style-name="Visited_20_Internet_20_Link">Finishing the update process</text:a> section.</text:p>
      <text:h text:style-name="Heading_20_3" text:outline-level="3"><text:bookmark-start text:name="Doing-a-Partial-Upgrade"/>Doing a Partial Upgrade<text:bookmark-end text:name="Doing-a-Partial-Upgrade"/></text:h>
      <text:p text:style-name="P32">On rare occasions, upon selecting the Software Updater icon <text:span text:style-name="T83">and </text:span><text:span text:style-name="T15">Show updates</text:span> menu item, you may be <text:span text:style-name="T83">informed</text:span> that “Not all updates can be installed”. The dialog you see will look like this:</text:p>
      <text:p text:style-name="P32"><draw:frame draw:style-name="fr2" draw:name="Image24" text:anchor-type="paragraph" svg:width="5.0626in" svg:height="2.6874in" draw:z-index="24"><draw:image xlink:href="../wasta-docs-images/Not-all-updates-can-be-installed-partial-upgrade.png" xlink:type="simple" xlink:show="embed" xlink:actuate="onLoad"/></draw:frame></text:p>
      <text:p text:style-name="P33">If you see this message while wasta-offline is running, the best option is to select <text:span text:style-name="T83">is </text:span>the <text:span text:style-name="T6">Partial Upgrade</text:span> button, and <text:span text:style-name="T83">then </text:span>continue with the upgrade process until it completes. <text:span text:style-name="T83">Do not select </text:span><text:span text:style-name="T15">Continue</text:span><text:span text:style-name="T83"> as that will install some updates, but Software Updater will keep prompting you for a Partial Upgrade </text:span><text:soft-page-break/><text:span text:style-name="T83">in the future, so you should just select </text:span><text:span text:style-name="T15">Partial Upgrade</text:span><text:span text:style-name="T83"> at the outset and get the upgrade done now while wasta-offline is running.</text:span></text:p>
      <text:p text:style-name="P33">If you d<text:span text:style-name="T83">id</text:span> not see the “<text:span text:style-name="T83">Not all updates can be installed” dialog shown </text:span>above dialog just skip down to the <text:a xlink:type="simple" xlink:href="#Finishing-the-update-process" text:style-name="Internet_20_link" text:visited-style-name="Visited_20_Internet_20_Link">Finishing the update process</text:a>. </text:p>
      <text:p text:style-name="P32">Pressing the Partial Upgrade button will start the upgrade process which will involve interacting with a few messages and dialogs. <text:span text:style-name="T77">A partial upgrade requires you provide the computer user’s administrative password for the action:</text:span></text:p>
      <text:p text:style-name="P32"><draw:frame draw:style-name="fr4" draw:name="Image25" text:anchor-type="paragraph" svg:width="5.4484in" svg:height="2.1146in" draw:z-index="25"><draw:image xlink:href="../wasta-docs-images/Enter-Password-for-partial-upgrade.png" xlink:type="simple" xlink:show="embed" xlink:actuate="onLoad"/></draw:frame></text:p>
      <text:p text:style-name="P34">Type <text:span text:style-name="T91">the</text:span> password and press the <text:span text:style-name="T6">Authenticate</text:span> button. You will see a “Distribution Upgrade” dialog that looks like this:</text:p>
      <text:p text:style-name="P34"><draw:frame draw:style-name="fr2" draw:name="Image26" text:anchor-type="paragraph" svg:width="3.6252in" svg:height="2.5165in" draw:z-index="26"><draw:image xlink:href="../wasta-docs-images/Partial-upgrade-preparing-to-upgrade.png" xlink:type="simple" xlink:show="embed" xlink:actuate="onLoad"/></draw:frame></text:p>
      <text:p text:style-name="P34">which will “calculate the changes” for a few minutes, and then you will be asked:</text:p>
      <text:p text:style-name="P34"><draw:frame draw:style-name="fr7" draw:name="Image27" text:anchor-type="paragraph" svg:width="6.9252in" svg:height="1.9543in" draw:z-index="27"><draw:image xlink:href="../wasta-docs-images/Partial-upgrade-start-upgrade.png" xlink:type="simple" xlink:show="embed" xlink:actuate="onLoad"/></draw:frame><text:soft-page-break/></text:p>
      <text:p text:style-name="P35">The dialog summarizes what will be done. Ensure that you don’t have any open documents or applications other than the Wasta-Offline “Ready” message. Then click on the <text:span text:style-name="T6">Start Upgrade</text:span> button. The upgrade may take a while, but the computer will not have to download any of the upgraded packages from the Internet, since wasta-offline is running and the upgraded packages will be “downloaded” from the external hard drive. You will then see a series of <text:span text:style-name="T78">progress </text:span>messages as shown below:</text:p>
      <table:table table:name="Table1" table:style-name="Table1">
        <table:table-column table:style-name="Table1.A" table:number-columns-repeated="3"/>
        <table:table-row>
          <table:table-cell table:style-name="Table1.A1" office:value-type="string">
            <text:p text:style-name="Table_20_Contents"><draw:frame draw:style-name="fr8" draw:name="Image28" text:anchor-type="paragraph" svg:width="2.2319in" svg:height="1.6244in" draw:z-index="28"><draw:image xlink:href="../wasta-docs-images/Partial-upgrade-running-dlg1.png" xlink:type="simple" xlink:show="embed" xlink:actuate="onLoad"/></draw:frame></text:p>
          </table:table-cell>
          <table:table-cell table:style-name="Table1.A1" office:value-type="string">
            <text:p text:style-name="Table_20_Contents"><draw:frame draw:style-name="fr8" draw:name="Image29" text:anchor-type="paragraph" svg:width="2.2319in" svg:height="1.5618in" draw:z-index="29"><draw:image xlink:href="../wasta-docs-images/Partial-upgrade-running-dlg2.png" xlink:type="simple" xlink:show="embed" xlink:actuate="onLoad"/></draw:frame></text:p>
          </table:table-cell>
          <table:table-cell table:style-name="Table1.C1" office:value-type="string">
            <text:p text:style-name="Table_20_Contents"><draw:frame draw:style-name="fr8" draw:name="Image30" text:anchor-type="paragraph" svg:width="2.2319in" svg:height="1.5709in" draw:z-index="30"><draw:image xlink:href="../wasta-docs-images/Partial-upgrade-running-dlg3.png" xlink:type="simple" xlink:show="embed" xlink:actuate="onLoad"/></draw:frame></text:p>
          </table:table-cell>
        </table:table-row>
      </table:table>
      <text:p text:style-name="P35"/>
      <text:p text:style-name="P36">You may then be asked for permission to remove obsolete packages:</text:p>
      <text:p text:style-name="P36"><draw:frame draw:style-name="fr2" draw:name="Image31" text:anchor-type="paragraph" svg:width="4.1189in" svg:height="1.7335in" draw:z-index="31"><draw:image xlink:href="../wasta-docs-images/Partial-upgrade-remove-obsolete-pkgs.png" xlink:type="simple" xlink:show="embed" xlink:actuate="onLoad"/></draw:frame></text:p>
      <text:p text:style-name="P36">Click on the <text:span text:style-name="T6">Remove</text:span> button. <text:span text:style-name="T79">A progress message will appear while the upgrade process does some cleaning up:</text:span></text:p>
      <text:p text:style-name="P36"><draw:frame draw:style-name="fr2" draw:name="Image32" text:anchor-type="paragraph" svg:width="2.4799in" svg:height="1.7409in" draw:z-index="32"><draw:image xlink:href="../wasta-docs-images/Partial-upgrade-cleaning-up.png" xlink:type="simple" xlink:show="embed" xlink:actuate="onLoad"/></draw:frame><text:soft-page-break/></text:p>
      <text:p text:style-name="P37">and finally, you should see the “Upgrade complete” message:</text:p>
      <text:p text:style-name="P37"><draw:frame draw:style-name="fr4" draw:name="Image33" text:anchor-type="paragraph" svg:width="3.4791in" svg:height="1.6874in" draw:z-index="33"><draw:image xlink:href="../wasta-docs-images/Partial-upgrade-upgrade-complete.png" xlink:type="simple" xlink:show="embed" xlink:actuate="onLoad"/></draw:frame></text:p>
      <text:p text:style-name="P37">At this point <text:span text:style-name="T80">the partial upgrade is now complete</text:span>. <text:span text:style-name="T80">Click the </text:span><text:span text:style-name="T13">Close</text:span><text:span text:style-name="T80"> button shown above.</text:span></text:p>
      <text:p text:style-name="P37">The “<text:span text:style-name="T6">Ready</text:span>” message of the Wasta-Offline program <text:span text:style-name="T81">that you saw earlier </text:span>should still be showing on your screen. <text:span text:style-name="T88">If you want to install new software keep reading the section below. If you are finished updating your computer, skip down to the </text:span><text:a xlink:type="simple" xlink:href="#Finishing-the-update-process" text:style-name="Internet_20_link" text:visited-style-name="Visited_20_Internet_20_Link"><text:span text:style-name="T88">Finishing the update process</text:span></text:a><text:span text:style-name="T88"> section.</text:span></text:p>
      <text:h text:style-name="Heading_20_3" text:outline-level="3"><text:bookmark-start text:name="Installing_new_software"/>Installing new software<text:bookmark-end text:name="Installing_new_software"/></text:h>
      <text:p text:style-name="P38">While the Full Wasta-Offline Mirror can be used to <text:span text:style-name="T6">update existing software</text:span> on your computer, it is also possible to use the full mirror to <text:span text:style-name="T6">install new software</text:span> from the inventory of over 55,000 Linux software packages that already exist in the 600GB of data <text:span text:style-name="T86">contained </text:span>on the Full Wasta-Offline Mirror –<text:span text:style-name="T84"> all without accessing the Internet</text:span>! <text:span text:style-name="T92">If you do not wish to install any new software just skip down to the </text:span><text:a xlink:type="simple" xlink:href="#Finishing-the-update-process" text:style-name="Internet_20_link" text:visited-style-name="Visited_20_Internet_20_Link"><text:span text:style-name="T92">Finishing the update process</text:span></text:a><text:span text:style-name="T92"> section.</text:span></text:p>
      <text:p text:style-name="P39">If you wish to install a new program – while Wasta-Offline is running and its “Ready” message is displaying on your desktop <text:span text:style-name="T86">- </text:span>you can do so with a program called <text:span text:style-name="T6">Synaptic Package Manager</text:span>. This package manager can be started from the same pop up menu you used earlier:</text:p>
      <text:p text:style-name="P39"><draw:frame draw:style-name="fr2" draw:name="Image35" text:anchor-type="paragraph" svg:width="3.1146in" svg:height="2.8228in" draw:z-index="34"><draw:image xlink:href="../wasta-docs-images/Software-update-menu-Start-package-manager.png" xlink:type="simple" xlink:show="embed" xlink:actuate="onLoad"/></draw:frame><text:soft-page-break/></text:p>
      <text:p text:style-name="P40">Click on the Software Updater icon on the task bar and select the <text:span text:style-name="T6">Start package manager </text:span>item from the pop up menu as shown above. Installing software requires administration privileges, so you will need to computer user's admin<text:span text:style-name="T26">istrative</text:span> password for this computer:</text:p>
      <text:p text:style-name="P39"><draw:frame draw:style-name="fr2" draw:name="Image36" text:anchor-type="paragraph" svg:width="6.6772in" svg:height="2.3543in" draw:z-index="35"><draw:image xlink:href="../wasta-docs-images/Enter-Password-for-Synaptic-Package-Manager.png" xlink:type="simple" xlink:show="embed" xlink:actuate="onLoad"/></draw:frame></text:p>
      <text:p text:style-name="P39">Enter <text:span text:style-name="T91">the</text:span> password and click on <text:span text:style-name="T6">Authenticate</text:span>.</text:p>
      <text:p text:style-name="P39">The Synaptic Package Manager runs and displays its main screen as follows:</text:p>
      <text:p text:style-name="P41"><draw:frame draw:style-name="fr3" draw:name="Image37" text:anchor-type="paragraph" svg:width="6.9252in" svg:height="3.9366in" draw:z-index="36"><draw:image xlink:href="../wasta-docs-images/Synaptic-package-manager-main-screen.png" xlink:type="simple" xlink:show="embed" xlink:actuate="onLoad"/></draw:frame><text:soft-page-break/></text:p>
      <text:p text:style-name="P41">The Synaptic Package Man<text:span text:style-name="T94">a</text:span>ger has a lot of features that we won’t describe here. We’ll simply show how to search for and install a new software program that doesn’t come pre-installed in Wasta Linux. You can scroll down through all 55,000 + packages <text:span text:style-name="T87">to see what’s there</text:span>, but if you know what a program is called, it is much quicker to search for it using the Search button shown above. </text:p>
      <text:p text:style-name="P41">Click on the <text:span text:style-name="T6">Search</text:span> butto<text:span text:style-name="T85">n as shown above. In the Search box, type the name </text:span><text:span text:style-name="T16">tuxmath</text:span><text:span text:style-name="T85"> which is a math game for children that we’ll use as an example to install:</text:span></text:p>
      <text:p text:style-name="P42"><draw:frame draw:style-name="fr4" draw:name="Image38" text:anchor-type="paragraph" svg:width="3.0728in" svg:height="1.5209in" draw:z-index="37"><draw:image xlink:href="../wasta-docs-images/Synaptic-package-manager-search-box.png" xlink:type="simple" xlink:show="embed" xlink:actuate="onLoad"/></draw:frame></text:p>
      <text:p text:style-name="P42"><text:span text:style-name="T87">C</text:span>lick on the <text:span text:style-name="T6">Search</text:span> button <text:span text:style-name="T87">of this Search dialog</text:span>. The program will search its inventory of programs, and will show you its search results <text:span text:style-name="T87">in the main program window </text:span>as follows:</text:p>
      <text:p text:style-name="P43"><draw:frame draw:style-name="fr3" draw:name="Image39" text:anchor-type="paragraph" svg:width="6.9252in" svg:height="3.9366in" draw:z-index="38"><draw:image xlink:href="../wasta-docs-images/Synaptic-package-manager-search-results-tuxmath.png" xlink:type="simple" xlink:show="embed" xlink:actuate="onLoad"/></draw:frame><text:soft-page-break/>A short description of the highlighted package is given in the right column <text:span text:style-name="T87">along with its version numbers</text:span>. Hint: you can often find more detailed information about Linux programs using Google or other search engine on the Internet. If you want to install tuxmath and try it out (you can easily remove it later with this same Synaptic Package Manager), <text:span text:style-name="T6">click on the empty check box</text:span> at the left of the package name tuxmath where you will see a pop up menu like this:</text:p>
      <text:p text:style-name="P43"><draw:frame draw:style-name="fr2" draw:name="Image40" text:anchor-type="paragraph" svg:width="6.3591in" svg:height="3.6154in" draw:z-index="39"><draw:image xlink:href="../wasta-docs-images/Synaptic-package-manager-tuxmath-Mark-for-installation.png" xlink:type="simple" xlink:show="embed" xlink:actuate="onLoad"/></draw:frame></text:p>
      <text:p text:style-name="P44"><text:soft-page-break/>If the program you want to install, has additional dependencies that it needs, you will see a dialog that lists those additional changes, and asks you to confirm you want to proceed:</text:p>
      <text:p text:style-name="P44"><draw:frame draw:style-name="fr2" draw:name="Image41" text:anchor-type="paragraph" svg:width="3.6457in" svg:height="2.9898in" draw:z-index="40"><draw:image xlink:href="../wasta-docs-images/Synaptic-package-manager-tuxmath-Mark-additional-changes.png" xlink:type="simple" xlink:show="embed" xlink:actuate="onLoad"/></draw:frame></text:p>
      <text:p text:style-name="P44">Go ahead and click the <text:span text:style-name="T6">Mark</text:span> button. </text:p>
      <text:p text:style-name="P44">The display will then show the program (tuxmath) and any of its dependencies marked with ticks in their check boxes as shown below:</text:p>
      <text:p text:style-name="P45"><draw:frame draw:style-name="fr4" draw:name="Image42" text:anchor-type="paragraph" svg:width="6.2035in" svg:height="3.5264in" draw:z-index="41"><draw:image xlink:href="../wasta-docs-images/Synaptic-package-manager-tuxmath-Marked-Apply-for-installation.png" xlink:type="simple" xlink:show="embed" xlink:actuate="onLoad"/></draw:frame>At this point you could Search for other programs you want to install and mark them with ticks in their check boxes – as you have done with the tuxmath program. With the program(s) you want to install “marked”, click on the <text:span text:style-name="T6">Apply</text:span> button in the tool bar as shown above.</text:p>
      <text:p text:style-name="P45"><text:soft-page-break/>The package manager asks you to confirm your choice(s) of packages/programs to be installed as shown below:</text:p>
      <text:p text:style-name="P45"><draw:frame draw:style-name="fr4" draw:name="Image43" text:anchor-type="paragraph" svg:width="5.2736in" svg:height="2.928in" draw:z-index="42"><draw:image xlink:href="../wasta-docs-images/Synaptic-package-manager-tuxmath-confirm-apply-changes-for-installation.png" xlink:type="simple" xlink:show="embed" xlink:actuate="onLoad"/></draw:frame></text:p>
      <text:p text:style-name="P45">Finally, click on the <text:span text:style-name="T6">Apply</text:span> button. The program proceeds to download, and install the program showing the following progress dialogs:</text:p>
      <table:table table:name="Table2" table:style-name="Table2">
        <table:table-column table:style-name="Table2.A"/>
        <table:table-column table:style-name="Table2.B"/>
        <table:table-row>
          <table:table-cell table:style-name="Table2.A1" office:value-type="string">
            <text:p text:style-name="Table_20_Contents"><draw:frame draw:style-name="fr9" draw:name="Image44" text:anchor-type="paragraph" svg:width="3.3862in" svg:height="1.4701in" draw:z-index="43"><draw:image xlink:href="../wasta-docs-images/Synaptic-package-manager-downloading-package-files.png" xlink:type="simple" xlink:show="embed" xlink:actuate="onLoad"/></draw:frame></text:p>
          </table:table-cell>
          <table:table-cell table:style-name="Table2.B1" office:value-type="string">
            <text:p text:style-name="Table_20_Contents"><draw:frame draw:style-name="fr8" draw:name="Image45" text:anchor-type="paragraph" svg:width="3.3862in" svg:height="1.4602in" draw:z-index="44"><draw:image xlink:href="../wasta-docs-images/Synaptic-package-manager-installing-software.png" xlink:type="simple" xlink:show="embed" xlink:actuate="onLoad"/></draw:frame></text:p>
          </table:table-cell>
        </table:table-row>
      </table:table>
      <text:p text:style-name="P45"/>
      <text:p text:style-name="P46">Using wasta-offline the downloading happens very quickly and installation is fast. When the process is complete you will see the following message:</text:p>
      <text:p text:style-name="P47"><draw:frame draw:style-name="fr4" draw:name="Image46" text:anchor-type="paragraph" svg:width="4.0209in" svg:height="1.6984in" draw:z-index="45"><draw:image xlink:href="../wasta-docs-images/Synaptic-package-manager-changes-applied.png" xlink:type="simple" xlink:show="embed" xlink:actuate="onLoad"/></draw:frame></text:p>
      <text:p text:style-name="P48"><text:soft-page-break/>Click on the <text:span text:style-name="T6">Close</text:span> button. The package manager will show the installed program(s) now with a solid green filled check boxes – the same marking that it shows for all other installed programs on your computer:</text:p>
      <text:p text:style-name="P48"><draw:frame draw:style-name="fr3" draw:name="Image34" text:anchor-type="paragraph" svg:width="6.9252in" svg:height="3.9366in" draw:z-index="46"><draw:image xlink:href="../wasta-docs-images/Synaptic-package-manager-tuxmath-showing-installed-green-checkboxes.png" xlink:type="simple" xlink:show="embed" xlink:actuate="onLoad"/></draw:frame></text:p>
      <text:p text:style-name="P49">If you are finished installing software you can close the Synaptic Package Manager window.</text:p>
      <text:p text:style-name="P48"><text:span text:style-name="T87">Tux Math is an entertaining math game featuring Tux - the Linux penguin mascot. Once Tux Math is installed you can find it and run it from the main Wasta Menu in the </text:span><text:span text:style-name="T17">Education</text:span><text:span text:style-name="T87"> category. </text:span></text:p>
      <text:p text:style-name="P54">There are other interesting “Tux” games including Tux Type (a typing tutor), Tux Football (soccer), Tux Paint, etc. Just Search for “tux” in the package manager’s Search box. </text:p>
      <text:p text:style-name="P50">Continue with the section below to end the wasta-offline session.</text:p>
      <text:h text:style-name="Heading_20_3" text:outline-level="3"><text:bookmark-start text:name="Finishing-the-update-process"/>Finishing the update process<text:bookmark-end text:name="Finishing-the-update-process"/></text:h>
      <text:p text:style-name="P50">The wasta-offline “Ready” message should still be displaying on your desktop:</text:p>
      <text:p text:style-name="P51"><draw:frame draw:style-name="fr2" draw:name="Image47" text:anchor-type="paragraph" svg:width="6.1043in" svg:height="3.2917in" draw:z-index="47"><draw:image xlink:href="../wasta-docs-images/Wasta-Offline-Finished-Dismiss-with-Finished-dialog.png" xlink:type="simple" xlink:show="embed" xlink:actuate="onLoad"/></draw:frame><text:soft-page-break/> </text:p>
      <text:p text:style-name="P51"><text:span text:style-name="T89">You should now</text:span>, <text:span text:style-name="T89">c</text:span>lick <text:span text:style-name="T30">the</text:span> <text:span text:style-name="Strong_20_Emphasis">Finish</text:span> button to <text:span text:style-name="T89">formally end the Wasta-Offline session</text:span> and close the “<text:span text:style-name="T89">Ready” </text:span><text:s/>message.</text:p>
      <text:p text:style-name="P51">At this point the system has returned back to "normal" and will look for updates, as before, by using the Internet. If the system were somehow brought to a town and connected, then it would be ready to receive downloads and updates via the Internet. </text:p>
      <text:p text:style-name="P16">Since <text:span text:style-name="T30">you have</text:span> just completed the update process, <text:span text:style-name="T30">you</text:span> can <text:span text:style-name="T75">now </text:span>"Safely Remove" the external USB hard drive mirror or the USB memory stick. <text:span text:style-name="T31">Hover the mouse over the icons found on the lower right corner of the desktop as you look for </text:span>the <text:span text:style-name="T10">Removable drives </text:span><text:span text:style-name="T33">icon</text:span><text:span text:style-name="T32">:</text:span></text:p>
      <text:p text:style-name="P16"><draw:frame draw:style-name="fr4" draw:name="Image15" text:anchor-type="paragraph" svg:width="3.9154in" svg:height="0.6583in" draw:z-index="15"><draw:image xlink:href="../wasta-docs-images/Removable-Drives-Tray-Icon.png" xlink:type="simple" xlink:show="embed" xlink:actuate="onLoad"/></draw:frame><text:span text:style-name="T31">Click on</text:span> the <text:span text:style-name="T10">Removable drives</text:span><text:span text:style-name="T33"> icon to display the pop up menu:</text:span> </text:p>
      <text:p text:style-name="P2"><draw:frame draw:style-name="fr5" draw:name="Image16" text:anchor-type="paragraph" svg:x="1.672in" svg:y="0.0835in" svg:width="3.8327in" svg:height="1.2709in" draw:z-index="16"><draw:image xlink:href="../wasta-docs-images/Removable-Drives-Tray-popup-menu.png" xlink:type="simple" xlink:show="embed" xlink:actuate="onLoad"/></draw:frame></text:p>
      <text:p text:style-name="P3">The external USB drive we are demonstrating is named <text:span text:style-name="T6">LM-UPDATES.</text:span> <text:span text:style-name="T75">In the illustration above it</text:span> is the only device listed in the removable drives menu list (there may be other drives listed for your computer). Click on the <text:span text:style-name="T75">up-pointing arrow </text:span>icon <text:span text:style-name="T38">shown above to safely remove the external drive </text:span><text:soft-page-break/><text:span text:style-name="T38">containing the wasta-offline updates (mirror). The icon and pop up menu will disappear when it is safe to remove the USB device from the computer (you may also see a notification at the top of your screen).</text:span></text:p>
      <text:p text:style-name="P3"/>
      <text:p text:style-name="P5">The process of updating your Wasta-Linux software without accessing the Internet (offline) is now complete. </text:p>
      <text:p text:style-name="P5"/>
      <text:p text:style-name="P5">If you have multiple computers running Wasta-Linux, you can do the same process on all of those computers without accessing the Internet on any of them. You can follow the above process as often as there are new updates <text:span text:style-name="T48">on memory stick or external USB drive. </text:span></text:p>
      <text:p text:style-name="P5"/>
      <text:p text:style-name="P7">For information on how to get the latest software updates loaded on the memory stick or external USB drive, see these documents: </text:p>
      <text:list xml:id="list1143837675" text:style-name="L5">
        <text:list-item>
          <text:p text:style-name="P66">“<text:a xlink:type="simple" xlink:href="../How%20to%20get%20software%20updates%20for%20a%20Full%20Wasta-Offline%20Mirror%20residing%20on%20a%201TB%20USB%20hard%20drive.html" text:style-name="Internet_20_link" text:visited-style-name="Visited_20_Internet_20_Link">How to get software updates for a Full Wasta-Offline Mirror residing on a 1TB USB hard drive</text:a>”</text:p>
        </text:list-item>
        <text:list-item>
          <text:p text:style-name="P67">“<text:a xlink:type="simple" xlink:href="../How%20to%20get%20software%20updates%20from%20one%20Wasta%20computer%20and%20transfer%20them%20to%20another%20Wasta%20computer%20using%20wasta-offline-setup.html" text:style-name="Internet_20_link" text:visited-style-name="Visited_20_Internet_20_Link"><text:span text:style-name="T54">How to get software updates from one Wasta computer and transfer them to another Wasta computer using wasta-offline-setup</text:span></text:a><text:span text:style-name="T54">”</text:span></text:p>
        </text:list-item>
      </text:list>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FreeSans1"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WenQuanYi Micro Hei" style:font-family-asian="'WenQuanYi Micro Hei'"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WenQuanYi Micro Hei" style:font-family-asian="'WenQuanYi Micro Hei'"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style:font-name="Arial" fo:font-size="10pt" fo:font-weight="bold" officeooo:paragraph-rsid="0058f400" style:font-size-asian="10pt" style:font-weight-asian="bold" style:font-size-complex="10pt" style:font-weight-complex="bold"/>
    </style:style>
    <style:style style:name="MT1" style:family="text">
      <style:text-properties officeooo:rsid="004d9201"/>
    </style:style>
    <style:style style:name="MT2" style:family="text">
      <style:text-properties officeooo:rsid="002c5fe1"/>
    </style:style>
    <style:style style:name="MT3" style:family="text">
      <style:text-properties officeooo:rsid="00245f66"/>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number:date-style style:name="N80">
      <number:day/>
      <number:text>. </number:text>
      <number:month number:textual="true"/>
      <number:text>. </number:text>
      <number:year number:style="long"/>
    </number:date-style>
  </office:automatic-styles>
  <office:master-styles>
    <style:master-page style:name="Standard" style:page-layout-name="Mpm1">
      <style:footer>
        <text:p text:style-name="MP1"><text:span text:style-name="MT1">How to u</text:span>pdate <text:span text:style-name="MT1">y</text:span>our Wasta-Linux <text:span text:style-name="MT1">s</text:span>oftware <text:span text:style-name="MT1">offline</text:span><text:tab/><text:tab/><text:span text:style-name="MT2"> </text:span><text:span text:style-name="MT2"><text:modification-date style:data-style-name="N80">20. Nov. 2017</text:modification-date></text:span><text:tab/><text:tab/><text:span text:style-name="MT3">Page </text:span><text:span text:style-name="MT3"><text:page-number text:select-page="current">25</text:page-number></text:span><text:span text:style-name="MT3"> of </text:span><text:span text:style-name="MT3"><text:page-count>27</text:page-count></text:span></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05T15:10:38.094820412</meta:creation-date>
    <dc:date>2017-11-20T22:27:45.433688400</dc:date>
    <meta:editing-duration>PT19H20M54S</meta:editing-duration>
    <meta:editing-cycles>88</meta:editing-cycles>
    <meta:generator>LibreOffice/5.3.7.2$Linux_X86_64 LibreOffice_project/30m0$Build-2</meta:generator>
    <meta:document-statistic meta:table-count="2" meta:image-count="50" meta:object-count="0" meta:page-count="27" meta:paragraph-count="127" meta:word-count="4129" meta:character-count="24342" meta:non-whitespace-character-count="20317"/>
  </office:meta>
</office:document-meta>
</file>